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Detune clea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xf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Options - <text:s/>Load, Save, Recent, Clea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xc0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xff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string" calcext:value-type="string">
            <text:p>0xff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0x2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string" calcext:value-type="string">
            <text:p>0xff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1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x80 + (0 to 7)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anning centr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0xff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ff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0x80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0xC0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7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3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 to 2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0xf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0xf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Effect types are from 0x80 to 0x88 representing actual numbers 0 to 8.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.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Depends on actual effect.</text:p>
          </table:table-cell>
          <table:table-cell table:number-columns-repeated="1017"/>
        </table:table-row>
        <table:table-row table:style-name="ro1" table:number-rows-repeated="10481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1">00/00/0000</text:date>, <text:time style:data-style-name="N2" text:time-value="17:44:48.2599247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5-31T18:00:41.759281376</dc:date>
    <meta:editing-duration>PT17H51M37S</meta:editing-duration>
    <meta:editing-cycles>75</meta:editing-cycles>
    <meta:generator>LibreOffice/5.1.3.2$Linux_X86_64 LibreOffice_project/10m0$Build-2</meta:generator>
    <meta:document-statistic meta:table-count="1" meta:cell-count="2178" meta:object-count="0"/>
  </office:meta>
</office:document-meta>
</file>